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1.17mm"/>
    </style:style>
    <style:style style:name="co4" style:family="table-column">
      <style:table-column-properties fo:break-before="auto" style:column-width="110.91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=&lt; 95 -&gt; R is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95, U@=&lt;150 -&gt; A is U - 95, B is A*0.19, C is B * VU, R is (C rnd 0)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150, U @=&lt;360 -&gt; A is U - 150, B is A*0.28, C is B * VU, D is (10 * VU), F is C + D, R is (F rnd 0)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360 -&gt; A is U - 360, B is A*0.33, C is B * VU, D is (69 * VU), F is C + D, R is (F rnd 0)). <text:s/></text:p>
          </table:table-cell>
          <table:table-cell office:value-type="string" calcext:value-type="string">
            <text:p>a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retencion(B, V, R) :- base_minimo(B,V,A), calcular_salud(A,V,VS), <text:s/>calcular_pension(A,V,VP), calcular_ARL(B,V,VARL), M is (VS+VP+VARL), T is B- M, C is T*0.25, R is T-C. 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retefuente(B, R) :- X is (B * 0.25 rnd 0),R is B-X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uvt(2017,31859).</text:p>
          </table:table-cell>
          <table:table-cell office:value-type="string" calcext:value-type="string">
            <text:p>a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uvt(2016,29753).</text:p>
          </table:table-cell>
          <table:table-cell office:value-type="string" calcext:value-type="string">
            <text:p>SADAF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deduccion_retencion(290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estampilla(B,V,R) :- base_retencion(B,V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rocultura(B,V,R) :- base_retencion(B,V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dulto_mayor(B,V,R) :- base_retencion(B,V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reteica(B,V,R):- base_retencion(B,V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salud(B,V,VS) :- salud(V,PS), X is (B * (PS/100) rnd 0), Y is ((X+50) / 100 int 0), VS is Y * 100.</text:p>
          </table:table-cell>
          <table:table-cell office:value-type="string" calcext:value-type="string">
            <text:p>Regla para cálculo de salud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ension(B,V,VP) :- pension(V, PP), X is (B * (PP/100) rnd 0), Y is ((X+50) / 100 int 0), VP is Y * 100.</text:p>
          </table:table-cell>
          <table:table-cell office:value-type="string" calcext:value-type="string">
            <text:p>Regla para cálculo de pension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RL(B,V,VARL) :- arl(V,1,PARL), X is ((PARL/100)* (B * 0.40) rnd 0), Y is ((X + 50)/ 100 int 0), VARL is Y * 100.</text:p>
          </table:table-cell>
          <table:table-cell office:value-type="string" calcext:value-type="string">
            <text:p>Regla para cálculo de ARL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minimo(B,V,A):- salario_minimo(V,Z), X is B*0.40, (X@=&lt;Z -&gt; A is Z; A is X).</text:p>
          </table:table-cell>
          <table:table-cell office:value-type="string" calcext:value-type="string">
            <text:p>Regla para calcular base sobre la cual se calculan salud y pension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ingreso_retencion(11).</text:p>
          </table:table-cell>
          <table:table-cell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ingreso_retencion(1174).</text:p>
          </table:table-cell>
          <table:table-cell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ingreso_retencion(111).</text:p>
          </table:table-cell>
          <table:table-cell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ingreso_retencion(129).</text:p>
          </table:table-cell>
          <table:table-cell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lica_ingreso_retencion(1175).</text:p>
          </table:table-cell>
          <table:table-cell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retencion(VR):- ingresos(B), periodo(P), base_retefuente(B,R), valor_uvt(P, VU), X is (R / VU), evaluar_uvt(VU, X, E), H is ((E + 50) / 1000 rnd 0), VR is (H * 1000).</text:p>
          </table:table-cell>
          <table:table-cell office:value-type="string" calcext:value-type="string">
            <text:p>Calculo de valor de reten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7,737717).</text:p>
          </table:table-cell>
          <table:table-cell office:value-type="string" calcext:value-type="string">
            <text:p>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7,12.5).</text:p>
          </table:table-cell>
          <table:table-cell office:value-type="string" calcext:value-type="string">
            <text:p>a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7,16).</text:p>
          </table:table-cell>
          <table:table-cell office:value-type="string" calcext:value-type="string">
            <text:p>as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7,0.01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7,0.005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7,1,0.522).</text:p>
          </table:table-cell>
          <table:table-cell office:value-type="string" calcext:value-type="string">
            <text:p>a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7,0.02).</text:p>
          </table:table-cell>
          <table:table-cell office:value-type="string" calcext:value-type="string">
            <text:p>adas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5" meta:object-count="0"/>
    <meta:generator>LibreOffice/5.0.6.2$Linux_X86_64 LibreOffice_project/00$Build-2</meta:generator>
  </office:meta>
</office:document-meta>
</file>